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3" draw:text-style-name="P1" draw:layer="layout" svg:x1="16.24cm" svg:y1="6.08cm" svg:x2="6.08cm" svg:y2="16.24cm">
          <text:p/>
        </draw:lin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635cm" svg:height="0.635cm" svg:x="13.06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8.62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905cm" svg:x="10.208cm" svg:y="10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6.715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508cm" svg:height="0.508cm" svg:x="7.115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6.55cm" svg:height="1.07cm" svg:x="8.42cm" svg:y="17.075cm">
          <draw:text-box>
            <text:p>= Kinematic DOF</text:p>
          </draw:text-box>
        </draw:frame>
        <draw:frame draw:style-name="gr5" draw:layer="layout" svg:width="7.82cm" svg:height="1.07cm" svg:x="8.42cm" svg:y="18.375cm">
          <draw:text-box>
            <text:p>= Thermodynamic D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0T15:57:19</dc:date>
    <meta:editing-duration>PT01H02M50S</meta:editing-duration>
    <meta:editing-cycles>8</meta:editing-cycles>
    <meta:generator>OpenOffice.org/3.1$Linux OpenOffice.org_project/310m19$Build-9420</meta:generator>
    <meta:document-statistic meta:object-count="13"/>
  </office:meta>
</office:document-meta>
</file>